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5ec" officeooo:paragraph-rsid="0010b5ec"/>
    </style:style>
    <style:style style:name="P2" style:family="paragraph" style:parent-style-name="Standard">
      <style:text-properties officeooo:rsid="0010b5ec" officeooo:paragraph-rsid="0010b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верка работы на плагиат</text:p>
      <text:p text:style-name="P2">Проверил работу на плагиат с помощью сервиса 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7:53:14.670404600</meta:creation-date>
    <dc:date>2025-05-24T17:53:48.327990300</dc:date>
    <meta:editing-duration>PT33S</meta:editing-duration>
    <meta:editing-cycles>1</meta:editing-cycles>
    <meta:document-statistic meta:table-count="0" meta:image-count="0" meta:object-count="0" meta:page-count="1" meta:paragraph-count="2" meta:word-count="12" meta:character-count="74" meta:non-whitespace-character-count="64"/>
    <meta:generator>LibreOffice/25.2.3.2$Windows_X86_64 LibreOffice_project/bbb074479178df812d175f709636b368952c2ce3</meta:generator>
  </office:meta>
</office:document-meta>
</file>